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4pt" fo:language="es" fo:country="ES" fo:font-style="normal" style:text-underline-style="none" fo:font-weight="normal" officeooo:rsid="00707dda" officeooo:paragraph-rsid="00707dda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4pt" fo:language="es" fo:country="ES" fo:font-style="normal" style:text-underline-style="none" fo:font-weight="normal" officeooo:rsid="00707dda" officeooo:paragraph-rsid="00771436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es" fo:country="ES"/>
    </style:style>
    <style:style style:name="P4" style:family="paragraph" style:parent-style-name="Standard">
      <style:paragraph-properties fo:text-align="start" style:justify-single-word="false"/>
      <style:text-properties style:font-name="Arial Black" fo:font-size="40pt" fo:language="es" fo:country="ES" fo:font-weight="bold" officeooo:rsid="0016a7ea" officeooo:paragraph-rsid="0016a7ea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language="es" fo:country="ES" officeooo:rsid="0016a7ea" officeooo:paragraph-rsid="0016a7ea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4pt" fo:language="es" fo:country="ES" fo:font-style="normal" style:text-underline-style="none" fo:font-weight="normal" officeooo:rsid="00707dda" officeooo:paragraph-rsid="00771436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4pt" fo:language="es" fo:country="ES" fo:font-style="normal" style:text-underline-style="none" fo:font-weight="normal" officeooo:rsid="007a41d8" officeooo:paragraph-rsid="007a41d8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4pt" fo:language="es" fo:country="ES" fo:font-style="normal" style:text-underline-style="none" fo:font-weight="normal" officeooo:rsid="007a41d8" officeooo:paragraph-rsid="007be831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4pt" fo:language="es" fo:country="ES" fo:font-style="normal" style:text-underline-style="none" fo:font-weight="normal" officeooo:rsid="007d383c" officeooo:paragraph-rsid="007d383c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4pt" fo:language="es" fo:country="ES" fo:font-style="italic" style:text-underline-style="solid" style:text-underline-width="auto" style:text-underline-color="font-color" fo:font-weight="bold" officeooo:rsid="007a41d8" officeooo:paragraph-rsid="007a41d8" style:font-size-asian="12.25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5906bd"/>
    </style:style>
    <style:style style:name="T2" style:family="text">
      <style:text-properties officeooo:rsid="007a41d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a41d8" style:font-weight-asian="bold" style:font-weight-complex="bold"/>
    </style:style>
    <style:style style:name="T5" style:family="text">
      <style:text-properties fo:font-weight="bold" officeooo:rsid="007d383c" style:font-weight-asian="bold" style:font-weight-complex="bold"/>
    </style:style>
    <style:style style:name="T6" style:family="text">
      <style:text-properties officeooo:rsid="007be831"/>
    </style:style>
    <style:style style:name="T7" style:family="text">
      <style:text-properties style:text-underline-style="solid" style:text-underline-width="auto" style:text-underline-color="font-color" fo:font-weight="bold" officeooo:rsid="007d383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 text:c="7"/>Clase repaso <text:s text:c="19"/></text:p>
      <text:p text:style-name="P4"><text:s text:c="10"/>resume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 text:c="97"/>Jesús Blanco Miguez 1º Dam </text:p>
      <text:p text:style-name="P10"><text:soft-page-break/>LIMITACIONES DE LOS DTD </text:p>
      <text:p text:style-name="P7"/>
      <text:p text:style-name="P8">-<text:span text:style-name="T6">N</text:span>o son XML</text:p>
      <text:p text:style-name="P8">-No podemos especificar mucho sobre los tipos de datos/atributos</text:p>
      <text:p text:style-name="P8">-Orden rígido en los elementos</text:p>
      <text:p text:style-name="P8">-Los elementos no permiten valores enumerados ni valores por defecto</text:p>
      <text:p text:style-name="P8">-Los elementos no permiten valores identificativos</text:p>
      <text:p text:style-name="P8">-Cardinalidad muy limitada: - opcional/obligatorio; simple/múltiple </text:p>
      <text:p text:style-name="P7"/>
      <text:p text:style-name="P7"/>
      <text:p text:style-name="P7"><text:span text:style-name="T1">X</text:span>ML</text:p>
      <text:p text:style-name="P7">-Doc bien formado</text:p>
      <text:p text:style-name="P7">-Doc valido</text:p>
      <text:p text:style-name="P7">→ reglas DTD</text:p>
      <text:p text:style-name="P2">→ <text:span text:style-name="T2">reglas</text:span><text:span text:style-name="T4"> “esquemas”</text:span></text:p>
      <text:p text:style-name="P2"><text:span text:style-name="T4"/></text:p>
      <text:p text:style-name="P2"><text:span text:style-name="T4"><text:s text:c="44"/></text:span><text:span text:style-name="T7">ESQUEMAS</text:span></text:p>
      <text:p text:style-name="P9"><text:span text:style-name="T4"/></text:p>
      <text:p text:style-name="P9">Cardinalidad: minOccurs="valor" maxOccurs="valor"</text:p>
      <text:p text:style-name="P9"/>
      <text:p text:style-name="P9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08:21:49.332000000</meta:creation-date>
    <dc:date>2023-04-11T09:58:00.542000000</dc:date>
    <meta:editing-duration>PT10H13M26S</meta:editing-duration>
    <meta:editing-cycles>23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17" meta:word-count="67" meta:character-count="658" meta:non-whitespace-character-count="427"/>
  </office:meta>
</office:document-meta>
</file>